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000000" fo:language="ru" fo:country="RU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family="paragraph">
      <style:text-properties fo:color="#000000" fo:language="ru" fo:country="RU"/>
    </style:style>
    <style:style style:name="P5" style:parent-style-name="Standard" style:family="paragraph">
      <style:text-properties fo:color="#111111" fo:language="ru" fo:country="RU"/>
    </style:style>
    <style:style style:name="T6" style:parent-style-name="Основнойшрифтабзаца" style:family="text">
      <style:text-properties fo:color="#111111" fo:language="ru" fo:country="RU"/>
    </style:style>
    <style:style style:name="T7" style:parent-style-name="Основнойшрифтабзаца" style:family="text">
      <style:text-properties fo:color="#111111" fo:language="ru" fo:country="RU"/>
    </style:style>
    <style:style style:name="T8" style:parent-style-name="Основнойшрифтабзаца" style:family="text">
      <style:text-properties fo:color="#111111"/>
    </style:style>
    <style:style style:name="T9" style:parent-style-name="Основнойшрифтабзаца" style:family="text">
      <style:text-properties fo:color="#111111" fo:language="ru" fo:country="RU"/>
    </style:style>
    <style:style style:name="T10" style:parent-style-name="Основнойшрифтабзаца" style:family="text">
      <style:text-properties fo:color="#111111" fo:language="ru" fo:country="RU"/>
    </style:style>
    <style:style style:name="T11" style:parent-style-name="Основнойшрифтабзаца" style:family="text">
      <style:text-properties fo:color="#111111"/>
    </style:style>
    <style:style style:name="T12" style:parent-style-name="Основнойшрифтабзаца" style:family="text">
      <style:text-properties fo:color="#111111" fo:language="ru" fo:country="RU"/>
    </style:style>
    <style:style style:name="T13" style:parent-style-name="Основнойшрифтабзаца" style:family="text">
      <style:text-properties fo:color="#111111" fo:language="ru" fo:country="RU"/>
    </style:style>
    <style:style style:name="T14" style:parent-style-name="Основнойшрифтабзаца" style:family="text">
      <style:text-properties fo:color="#111111" fo:language="ru" fo:country="RU"/>
    </style:style>
    <style:style style:name="T15" style:parent-style-name="Основнойшрифтабзаца" style:family="text">
      <style:text-properties fo:color="#111111" fo:language="ru" fo:country="RU"/>
    </style:style>
    <style:style style:name="T16" style:parent-style-name="Основнойшрифтабзаца" style:family="text">
      <style:text-properties fo:color="#111111" fo:language="ru" fo:country="RU"/>
    </style:style>
    <style:style style:name="T17" style:parent-style-name="Основнойшрифтабзаца" style:family="text">
      <style:text-properties fo:color="#111111" fo:language="ru" fo:country="RU"/>
    </style:style>
    <style:style style:name="P18" style:parent-style-name="Standard" style:family="paragraph">
      <style:text-properties fo:color="#111111" fo:language="ru" fo:country="RU"/>
    </style:style>
    <style:style style:name="P19" style:parent-style-name="Standard" style:family="paragraph">
      <style:text-properties fo:color="#FF0000" fo:language="ru" fo:country="RU"/>
    </style:style>
    <style:style style:name="P20" style:parent-style-name="Standard" style:family="paragraph">
      <style:text-properties fo:color="#111111" fo:language="ru" fo:country="RU"/>
    </style:style>
    <style:style style:name="P21" style:parent-style-name="Standard" style:family="paragraph">
      <style:text-properties fo:color="#000000" fo:language="ru" fo:country="RU"/>
    </style:style>
    <style:style style:name="P22" style:parent-style-name="Standard" style:family="paragraph">
      <style:text-properties fo:color="#111111" fo:language="ru" fo:country="RU"/>
    </style:style>
    <style:style style:name="T23" style:parent-style-name="Основнойшрифтабзаца" style:family="text">
      <style:text-properties fo:color="#111111" fo:language="ru" fo:country="RU"/>
    </style:style>
    <style:style style:name="T24" style:parent-style-name="Основнойшрифтабзаца" style:family="text">
      <style:text-properties fo:color="#111111"/>
    </style:style>
    <style:style style:name="T25" style:parent-style-name="Основнойшрифтабзаца" style:family="text">
      <style:text-properties fo:color="#111111" fo:language="ru" fo:country="RU"/>
    </style:style>
    <style:style style:name="T26" style:parent-style-name="Основнойшрифтабзаца" style:family="text">
      <style:text-properties fo:color="#111111"/>
    </style:style>
    <style:style style:name="T27" style:parent-style-name="Основнойшрифтабзаца" style:family="text">
      <style:text-properties fo:color="#111111" fo:language="ru" fo:country="RU"/>
    </style:style>
    <style:style style:name="P28" style:parent-style-name="Standard" style:family="paragraph">
      <style:text-properties fo:color="#111111" fo:language="ru" fo:country="RU"/>
    </style:style>
    <style:style style:name="P29" style:parent-style-name="Standard" style:family="paragraph">
      <style:text-properties fo:color="#111111" fo:language="ru" fo:country="RU"/>
    </style:style>
    <style:style style:name="P30" style:parent-style-name="Standard" style:family="paragraph">
      <style:text-properties fo:color="#111111" fo:language="ru" fo:country="RU"/>
    </style:style>
    <style:style style:name="T31" style:parent-style-name="Основнойшрифтабзаца" style:family="text">
      <style:text-properties fo:color="#000000" fo:language="ru" fo:country="RU"/>
    </style:style>
    <style:style style:name="T32" style:parent-style-name="Основнойшрифтабзаца" style:family="text">
      <style:text-properties fo:color="#000000"/>
    </style:style>
    <style:style style:name="T33" style:parent-style-name="Основнойшрифтабзаца" style:family="text">
      <style:text-properties fo:color="#000000" fo:language="ru" fo:country="RU"/>
    </style:style>
    <style:style style:name="T34" style:parent-style-name="Основнойшрифтабзаца" style:family="text">
      <style:text-properties fo:color="#111111" fo:language="ru" fo:country="RU"/>
    </style:style>
    <style:style style:name="T35" style:parent-style-name="Основнойшрифтабзаца" style:family="text">
      <style:text-properties fo:color="#111111" fo:language="ru" fo:country="RU"/>
    </style:style>
    <style:style style:name="T36" style:parent-style-name="Основнойшрифтабзаца" style:family="text">
      <style:text-properties fo:color="#111111" fo:language="ru" fo:country="RU"/>
    </style:style>
    <style:style style:name="T37" style:parent-style-name="Основнойшрифтабзаца" style:family="text">
      <style:text-properties fo:color="#111111" fo:language="ru" fo:country="RU"/>
    </style:style>
    <style:style style:name="T38" style:parent-style-name="Основнойшрифтабзаца" style:family="text">
      <style:text-properties fo:color="#111111"/>
    </style:style>
    <style:style style:name="P39" style:parent-style-name="Standard" style:family="paragraph">
      <style:text-properties fo:color="#111111" fo:language="ru" fo:country="RU"/>
    </style:style>
    <style:style style:name="P40" style:parent-style-name="Standard" style:family="paragraph">
      <style:text-properties fo:color="#111111" fo:language="ru" fo:country="RU"/>
    </style:style>
    <style:style style:name="P41" style:parent-style-name="Standard" style:family="paragraph">
      <style:text-properties fo:color="#111111" fo:language="ru" fo:country="RU"/>
    </style:style>
    <style:style style:name="P42" style:parent-style-name="Standard" style:family="paragraph">
      <style:text-properties fo:color="#000000" fo:language="ru" fo:country="RU"/>
    </style:style>
    <style:style style:name="P43" style:parent-style-name="Standard" style:family="paragraph">
      <style:text-properties fo:color="#111111" fo:language="ru" fo:country="RU"/>
    </style:style>
    <style:style style:name="P44" style:parent-style-name="Standard" style:family="paragraph">
      <style:text-properties fo:color="#111111" fo:language="ru" fo:country="RU"/>
    </style:style>
    <style:style style:name="P45" style:parent-style-name="Standard" style:family="paragraph">
      <style:text-properties fo:color="#111111" fo:language="ru" fo:country="RU"/>
    </style:style>
    <style:style style:name="P46" style:parent-style-name="Standard" style:family="paragraph">
      <style:text-properties fo:color="#000000" fo:language="ru" fo:country="RU"/>
    </style:style>
    <style:style style:name="P47" style:parent-style-name="Standard" style:family="paragraph">
      <style:text-properties fo:color="#111111" fo:language="ru" fo:country="RU"/>
    </style:style>
    <style:style style:name="P48" style:parent-style-name="Standard" style:family="paragraph">
      <style:text-properties fo:color="#000000" fo:language="ru" fo:country="RU"/>
    </style:style>
    <style:style style:name="P49" style:parent-style-name="Standard" style:family="paragraph">
      <style:text-properties fo:color="#111111" fo:language="ru" fo:country="RU"/>
    </style:style>
    <style:style style:name="P50" style:parent-style-name="Standard" style:family="paragraph">
      <style:text-properties fo:color="#000000" fo:language="ru" fo:country="RU"/>
    </style:style>
    <style:style style:name="P51" style:parent-style-name="Standard" style:family="paragraph">
      <style:text-properties fo:color="#111111" fo:language="ru" fo:country="RU"/>
    </style:style>
    <style:style style:name="P52" style:parent-style-name="Standard" style:family="paragraph">
      <style:text-properties fo:color="#111111" fo:language="ru" fo:country="RU"/>
    </style:style>
    <style:style style:name="P53" style:parent-style-name="Standard" style:family="paragraph">
      <style:text-properties fo:color="#111111" fo:language="ru" fo:country="RU"/>
    </style:style>
    <style:style style:name="P54" style:parent-style-name="Standard" style:family="paragraph">
      <style:text-properties fo:color="#111111" fo:language="ru" fo:country="RU"/>
    </style:style>
    <style:style style:name="P55" style:parent-style-name="Standard" style:family="paragraph">
      <style:text-properties fo:color="#000000" fo:language="ru" fo:country="RU"/>
    </style:style>
    <style:style style:name="P56" style:parent-style-name="Standard" style:family="paragraph">
      <style:text-properties fo:color="#111111" fo:language="ru" fo:country="RU"/>
    </style:style>
    <style:style style:name="P57" style:parent-style-name="Standard" style:family="paragraph">
      <style:text-properties fo:color="#111111" fo:language="ru" fo:country="RU"/>
    </style:style>
    <style:style style:name="P58" style:parent-style-name="Standard" style:family="paragraph">
      <style:text-properties fo:color="#111111" fo:language="ru" fo:country="RU"/>
    </style:style>
    <style:style style:name="P59" style:parent-style-name="Standard" style:family="paragraph">
      <style:text-properties fo:color="#000000" fo:language="ru" fo:country="RU"/>
    </style:style>
    <style:style style:name="P60" style:parent-style-name="Standard" style:family="paragraph">
      <style:text-properties fo:color="#111111" fo:language="ru" fo:country="RU"/>
    </style:style>
    <style:style style:name="P61" style:parent-style-name="Standard" style:family="paragraph">
      <style:text-properties fo:color="#111111" fo:language="ru" fo:country="RU"/>
    </style:style>
    <style:style style:name="T62" style:parent-style-name="Основнойшрифтабзаца" style:family="text">
      <style:text-properties fo:color="#111111" fo:language="ru" fo:country="RU"/>
    </style:style>
    <style:style style:name="T63" style:parent-style-name="Основнойшрифтабзаца" style:family="text">
      <style:text-properties fo:color="#111111" fo:language="ru" fo:country="RU"/>
    </style:style>
    <style:style style:name="T64" style:parent-style-name="Основнойшрифтабзаца" style:family="text">
      <style:text-properties fo:color="#111111" fo:language="ru" fo:country="RU"/>
    </style:style>
    <style:style style:name="T65" style:parent-style-name="Основнойшрифтабзаца" style:family="text">
      <style:text-properties fo:color="#111111" fo:language="ru" fo:country="RU"/>
    </style:style>
    <style:style style:name="T66" style:parent-style-name="Основнойшрифтабзаца" style:family="text">
      <style:text-properties fo:color="#111111"/>
    </style:style>
    <style:style style:name="T67" style:parent-style-name="Основнойшрифтабзаца" style:family="text">
      <style:text-properties fo:color="#111111" fo:language="ru" fo:country="RU"/>
    </style:style>
    <style:style style:name="T68" style:parent-style-name="Основнойшрифтабзаца" style:family="text">
      <style:text-properties fo:color="#111111"/>
    </style:style>
    <style:style style:name="T69" style:parent-style-name="Основнойшрифтабзаца" style:family="text">
      <style:text-properties fo:color="#111111" fo:language="ru" fo:country="RU"/>
    </style:style>
    <style:style style:name="T70" style:parent-style-name="Основнойшрифтабзаца" style:family="text">
      <style:text-properties fo:color="#111111"/>
    </style:style>
    <style:style style:name="T71" style:parent-style-name="Основнойшрифтабзаца" style:family="text">
      <style:text-properties fo:color="#111111" fo:language="ru" fo:country="RU"/>
    </style:style>
    <style:style style:name="P72" style:parent-style-name="Standard" style:family="paragraph">
      <style:text-properties fo:color="#111111" fo:language="ru" fo:country="RU"/>
    </style:style>
    <style:style style:name="P73" style:parent-style-name="Standard" style:family="paragraph">
      <style:text-properties fo:color="#000000" fo:language="ru" fo:country="RU"/>
    </style:style>
    <style:style style:name="T74" style:parent-style-name="Основнойшрифтабзаца" style:family="text">
      <style:text-properties fo:color="#111111" fo:language="ru" fo:country="RU"/>
    </style:style>
    <style:style style:name="T75" style:parent-style-name="Основнойшрифтабзаца" style:family="text">
      <style:text-properties fo:color="#111111" fo:language="ru" fo:country="RU"/>
    </style:style>
    <style:style style:name="T76" style:parent-style-name="Основнойшрифтабзаца" style:family="text">
      <style:text-properties fo:color="#111111" fo:language="ru" fo:country="RU"/>
    </style:style>
    <style:style style:name="T77" style:parent-style-name="Основнойшрифтабзаца" style:family="text">
      <style:text-properties fo:color="#111111"/>
    </style:style>
    <style:style style:name="T78" style:parent-style-name="Основнойшрифтабзаца" style:family="text">
      <style:text-properties fo:color="#111111" fo:language="ru" fo:country="RU"/>
    </style:style>
    <style:style style:name="T79" style:parent-style-name="Основнойшрифтабзаца" style:family="text">
      <style:text-properties fo:color="#111111"/>
    </style:style>
    <style:style style:name="T80" style:parent-style-name="Основнойшрифтабзаца" style:family="text">
      <style:text-properties fo:color="#111111" fo:language="ru" fo:country="RU"/>
    </style:style>
    <style:style style:name="T81" style:parent-style-name="Основнойшрифтабзаца" style:family="text">
      <style:text-properties fo:color="#111111"/>
    </style:style>
    <style:style style:name="T82" style:parent-style-name="Основнойшрифтабзаца" style:family="text">
      <style:text-properties fo:color="#111111" fo:language="ru" fo:country="RU"/>
    </style:style>
    <style:style style:name="T83" style:parent-style-name="Основнойшрифтабзаца" style:family="text">
      <style:text-properties fo:color="#111111" fo:language="ru" fo:country="RU"/>
    </style:style>
    <style:style style:name="T84" style:parent-style-name="Основнойшрифтабзаца" style:family="text">
      <style:text-properties fo:color="#111111" fo:language="ru" fo:country="RU"/>
    </style:style>
    <style:style style:name="T85" style:parent-style-name="Основнойшрифтабзаца" style:family="text">
      <style:text-properties fo:color="#111111" fo:language="ru" fo:country="RU"/>
    </style:style>
    <style:style style:name="T86" style:parent-style-name="Основнойшрифтабзаца" style:family="text">
      <style:text-properties fo:color="#111111"/>
    </style:style>
    <style:style style:name="T87" style:parent-style-name="Основнойшрифтабзаца" style:family="text">
      <style:text-properties fo:color="#111111" fo:language="ru" fo:country="RU"/>
    </style:style>
    <style:style style:name="T88" style:parent-style-name="Основнойшрифтабзаца" style:family="text">
      <style:text-properties fo:color="#111111" fo:language="ru" fo:country="RU"/>
    </style:style>
    <style:style style:name="T89" style:parent-style-name="Основнойшрифтабзаца" style:family="text">
      <style:text-properties fo:color="#111111"/>
    </style:style>
    <style:style style:name="T90" style:parent-style-name="Основнойшрифтабзаца" style:family="text">
      <style:text-properties fo:color="#111111" fo:language="ru" fo:country="RU"/>
    </style:style>
    <style:style style:name="P91" style:parent-style-name="Standard" style:family="paragraph">
      <style:text-properties fo:color="#111111" fo:language="ru" fo:country="RU"/>
    </style:style>
    <style:style style:name="P92" style:parent-style-name="Standard" style:family="paragraph">
      <style:text-properties fo:color="#000000" fo:language="ru" fo:country="RU"/>
    </style:style>
    <style:style style:name="P93" style:parent-style-name="Standard" style:family="paragraph">
      <style:text-properties fo:color="#111111" fo:language="ru" fo:country="RU"/>
    </style:style>
    <style:style style:name="P94" style:parent-style-name="Standard" style:family="paragraph">
      <style:text-properties fo:color="#111111" fo:language="ru" fo:country="RU"/>
    </style:style>
    <style:style style:name="T95" style:parent-style-name="Основнойшрифтабзаца" style:family="text">
      <style:text-properties fo:color="#111111" fo:language="ru" fo:country="RU"/>
    </style:style>
    <style:style style:name="T96" style:parent-style-name="Основнойшрифтабзаца" style:family="text">
      <style:text-properties fo:color="#111111" fo:language="ru" fo:country="RU"/>
    </style:style>
    <style:style style:name="T97" style:parent-style-name="Основнойшрифтабзаца" style:family="text">
      <style:text-properties fo:color="#111111" fo:language="ru" fo:country="RU"/>
    </style:style>
    <style:style style:name="T98" style:parent-style-name="Основнойшрифтабзаца" style:family="text">
      <style:text-properties fo:color="#111111"/>
    </style:style>
    <style:style style:name="T99" style:parent-style-name="Основнойшрифтабзаца" style:family="text">
      <style:text-properties fo:color="#111111" fo:language="ru" fo:country="RU"/>
    </style:style>
    <style:style style:name="T100" style:parent-style-name="Основнойшрифтабзаца" style:family="text">
      <style:text-properties fo:color="#000000" fo:language="ru" fo:country="RU"/>
    </style:style>
    <style:style style:name="T101" style:parent-style-name="Основнойшрифтабзаца" style:family="text">
      <style:text-properties fo:color="#000000" fo:language="ru" fo:country="RU"/>
    </style:style>
    <style:style style:name="T102" style:parent-style-name="Основнойшрифтабзаца" style:family="text">
      <style:text-properties fo:color="#111111" fo:language="ru" fo:country="RU"/>
    </style:style>
    <style:style style:name="T103" style:parent-style-name="Основнойшрифтабзаца" style:family="text">
      <style:text-properties fo:color="#111111" fo:language="ru" fo:country="RU"/>
    </style:style>
    <style:style style:name="T104" style:parent-style-name="Основнойшрифтабзаца" style:family="text">
      <style:text-properties fo:color="#111111" fo:language="ru" fo:country="RU"/>
    </style:style>
    <style:style style:name="T105" style:parent-style-name="Основнойшрифтабзаца" style:family="text">
      <style:text-properties fo:color="#111111" fo:language="ru" fo:country="RU"/>
    </style:style>
    <style:style style:name="T106" style:parent-style-name="Основнойшрифтабзаца" style:family="text">
      <style:text-properties fo:color="#111111"/>
    </style:style>
    <style:style style:name="T107" style:parent-style-name="Основнойшрифтабзаца" style:family="text">
      <style:text-properties fo:color="#111111" fo:language="ru" fo:country="RU"/>
    </style:style>
    <style:style style:name="T108" style:parent-style-name="Основнойшрифтабзаца" style:family="text">
      <style:text-properties fo:color="#000000" fo:language="ru" fo:country="RU"/>
    </style:style>
    <style:style style:name="T109" style:parent-style-name="Основнойшрифтабзаца" style:family="text">
      <style:text-properties fo:color="#000000" fo:language="ru" fo:country="RU"/>
    </style:style>
    <style:style style:name="P110" style:parent-style-name="Standard" style:family="paragraph">
      <style:text-properties fo:color="#111111" fo:language="ru" fo:country="RU"/>
    </style:style>
    <style:style style:name="T111" style:parent-style-name="Основнойшрифтабзаца" style:family="text">
      <style:text-properties fo:color="#111111" fo:language="ru" fo:country="RU"/>
    </style:style>
    <style:style style:name="T112" style:parent-style-name="Основнойшрифтабзаца" style:family="text">
      <style:text-properties fo:color="#111111" fo:language="ru" fo:country="RU"/>
    </style:style>
    <style:style style:name="T113" style:parent-style-name="Основнойшрифтабзаца" style:family="text">
      <style:text-properties fo:color="#111111" fo:language="ru" fo:country="RU"/>
    </style:style>
    <style:style style:name="T114" style:parent-style-name="Основнойшрифтабзаца" style:family="text">
      <style:text-properties fo:color="#111111" fo:language="ru" fo:country="RU"/>
    </style:style>
    <style:style style:name="T115" style:parent-style-name="Основнойшрифтабзаца" style:family="text">
      <style:text-properties fo:color="#111111" fo:language="ru" fo:country="RU"/>
    </style:style>
    <style:style style:name="T116" style:parent-style-name="Основнойшрифтабзаца" style:family="text">
      <style:text-properties fo:color="#111111" fo:language="ru" fo:country="RU"/>
    </style:style>
    <style:style style:name="T117" style:parent-style-name="Основнойшрифтабзаца" style:family="text">
      <style:text-properties fo:color="#000000" fo:language="ru" fo:country="RU"/>
    </style:style>
    <style:style style:name="T118" style:parent-style-name="Основнойшрифтабзаца" style:family="text">
      <style:text-properties fo:color="#000000" fo:language="ru" fo:country="RU"/>
    </style:style>
    <style:style style:name="T119" style:parent-style-name="Основнойшрифтабзаца" style:family="text">
      <style:text-properties fo:color="#111111" fo:language="ru" fo:country="RU"/>
    </style:style>
    <style:style style:name="T120" style:parent-style-name="Основнойшрифтабзаца" style:family="text">
      <style:text-properties fo:color="#000000" fo:language="ru" fo:country="RU"/>
    </style:style>
    <style:style style:name="T121" style:parent-style-name="Основнойшрифтабзаца" style:family="text">
      <style:text-properties fo:color="#000000" fo:language="ru" fo:country="RU"/>
    </style:style>
    <style:style style:name="P122" style:parent-style-name="Standard" style:family="paragraph">
      <style:text-properties fo:color="#111111" fo:language="ru" fo:country="RU"/>
    </style:style>
    <style:style style:name="P123" style:parent-style-name="Standard" style:family="paragraph">
      <style:text-properties fo:color="#000000" fo:language="ru" fo:country="RU"/>
    </style:style>
    <style:style style:name="P124" style:parent-style-name="Standard" style:family="paragraph">
      <style:text-properties fo:color="#111111" fo:language="ru" fo:country="RU"/>
    </style:style>
    <style:style style:name="P125" style:parent-style-name="Standard" style:family="paragraph">
      <style:text-properties fo:color="#111111" fo:language="ru" fo:country="RU"/>
    </style:style>
    <style:style style:name="P126" style:parent-style-name="Standard" style:family="paragraph">
      <style:text-properties fo:color="#000000" fo:language="ru" fo:country="RU"/>
    </style:style>
    <style:style style:name="P127" style:parent-style-name="Standard" style:family="paragraph">
      <style:text-properties fo:color="#111111" fo:language="ru" fo:country="RU"/>
    </style:style>
    <style:style style:name="P128" style:parent-style-name="Standard" style:family="paragraph">
      <style:text-properties fo:color="#111111" fo:language="ru" fo:country="RU"/>
    </style:style>
    <style:style style:name="P129" style:parent-style-name="Standard" style:family="paragraph">
      <style:text-properties fo:color="#111111" fo:language="ru" fo:country="RU"/>
    </style:style>
    <style:style style:name="P130" style:parent-style-name="Standard" style:family="paragraph">
      <style:text-properties fo:color="#000000" fo:language="ru" fo:country="RU"/>
    </style:style>
    <style:style style:name="P131" style:parent-style-name="Standard" style:family="paragraph">
      <style:text-properties fo:color="#111111" fo:language="ru" fo:country="RU"/>
    </style:style>
    <style:style style:name="P132" style:parent-style-name="Standard" style:family="paragraph">
      <style:text-properties fo:color="#111111" fo:language="ru" fo:country="RU"/>
    </style:style>
    <style:style style:name="P133" style:parent-style-name="Standard" style:family="paragraph">
      <style:text-properties fo:color="#000000" fo:language="ru" fo:country="RU"/>
    </style:style>
    <style:style style:name="T134" style:parent-style-name="Основнойшрифтабзаца" style:family="text">
      <style:text-properties fo:color="#111111" fo:language="ru" fo:country="RU"/>
    </style:style>
    <style:style style:name="T135" style:parent-style-name="Основнойшрифтабзаца" style:family="text">
      <style:text-properties fo:color="#111111" fo:language="ru" fo:country="RU"/>
    </style:style>
    <style:style style:name="T136" style:parent-style-name="Основнойшрифтабзаца" style:family="text">
      <style:text-properties fo:color="#111111"/>
    </style:style>
    <style:style style:name="T137" style:parent-style-name="Основнойшрифтабзаца" style:family="text">
      <style:text-properties fo:color="#111111" fo:language="ru" fo:country="RU"/>
    </style:style>
    <style:style style:name="T138" style:parent-style-name="Основнойшрифтабзаца" style:family="text">
      <style:text-properties fo:color="#111111"/>
    </style:style>
    <style:style style:name="T139" style:parent-style-name="Основнойшрифтабзаца" style:family="text">
      <style:text-properties fo:color="#111111" fo:language="ru" fo:country="RU"/>
    </style:style>
    <style:style style:name="P140" style:parent-style-name="Standard" style:family="paragraph">
      <style:text-properties fo:color="#111111" fo:language="ru" fo:country="RU"/>
    </style:style>
    <style:style style:name="P141" style:parent-style-name="Standard" style:family="paragraph">
      <style:text-properties fo:color="#111111" fo:language="ru" fo:country="RU"/>
    </style:style>
    <style:style style:name="P142" style:parent-style-name="Standard" style:family="paragraph">
      <style:text-properties fo:color="#111111" fo:language="ru" fo:country="RU"/>
    </style:style>
    <style:style style:name="P143" style:parent-style-name="Standard" style:family="paragraph">
      <style:text-properties fo:color="#111111" fo:language="ru" fo:country="RU"/>
    </style:style>
    <style:style style:name="P144" style:parent-style-name="Standard" style:family="paragraph">
      <style:text-properties fo:color="#111111" fo:language="ru" fo:country="RU"/>
    </style:style>
    <style:style style:name="P145" style:parent-style-name="Standard" style:family="paragraph">
      <style:text-properties fo:color="#111111" fo:language="ru" fo:country="RU"/>
    </style:style>
  </office:automatic-styles>
  <office:body>
    <office:text text:use-soft-page-breaks="true">
      <text:p text:style-name="P1">[1 СЛАЙД С НАЗВАНИЕМ РАБОТЫ]<text:s/>15 сек.</text:p>
      <text:p text:style-name="P2">Уважаемые члены государственной аттестационной комиссии, вашему вниманию представляется работа на тему “Робототехническая система с техническим зрением для<text:s/>манипуляции подвижными объектами”.</text:p>
      <text:p text:style-name="P3"/>
      <text:p text:style-name="P4">[2 СЛАЙД]<text:s/>30<text:s/>сек</text:p>
      <text:p text:style-name="P5">Необходимость в манипулировании подвижными объектами возникает в случаях, когда нужно минимизировать время перемещения объекта из точки А в точку Б. Например, в аэропорту,<text:s/>для аккуратного<text:s/>и быстрого перекладывания<text:s/>багажа. На производстве,<text:s/>в<text:s/>задачах упаковки готовой продукции.<text:s/>На заводах для переработки мусора для автоматической <text:s/>его сортировки.</text:p>
      <text:p text:style-name="Standard"><text:span text:style-name="T6">Кроме этого, е</text:span><text:span text:style-name="T7">жегодно проводятся международные соревнованиях<text:s/></text:span><text:span text:style-name="T8">RoboCup</text:span><text:span text:style-name="T9"><text:s/></text:span><text:span text:style-name="T10">в лиге<text:s/></text:span><text:span text:style-name="T11">AtWork</text:span><text:span text:style-name="T12">, о</text:span><text:span text:style-name="T13">дн</text:span><text:span text:style-name="T14">ой из<text:s/></text:span><text:span text:style-name="T15">задач в которой ставится захват</text:span><text:span text:style-name="T16"><text:s/>деталей с вращающегося стола</text:span><text:span text:style-name="T17">.</text:span></text:p>
      <text:p text:style-name="P18">Таким образом задача манипуляции подвижными объектами является весьма актуальной.</text:p>
      <text:p text:style-name="P19">Новизна?</text:p>
      <text:p text:style-name="P20"/>
      <text:p text:style-name="P21">[3 СЛАЙД]<text:s/>30 сек</text:p>
      <text:p text:style-name="P22">Задача данной работы заключается в математическом описании робототехнической системы, способной захватывать предметы с вращающегося стола с последующим моделированием ее составных частей. Эта задача была разбита на три основные подзадачи, в которых нужно было:</text:p>
      <text:p text:style-name="Standard"><text:span text:style-name="T23">1) синтезировать систему управления манипулятором с последовательной кинематикой робота<text:s/></text:span><text:span text:style-name="T24">Youbot</text:span><text:span text:style-name="T25"><text:s/>от<text:s/></text:span><text:span text:style-name="T26">KUKA</text:span><text:span text:style-name="T27">, способную отрабатывать заданную траекторию;</text:span></text:p>
      <text:p text:style-name="P28">2) спланировать необходимые траектории движения манипулятора в его рабочем пространстве;</text:p>
      <text:p text:style-name="P29">3) Разработать систему технического зрения для определения параметров движения целевого объекта.</text:p>
      <text:p text:style-name="P30"/>
      <text:p text:style-name="Standard"><text:span text:style-name="T31">[4 СЛАЙД]</text:span><text:span text:style-name="T32"><text:s/>30<text:s/></text:span><text:span text:style-name="T33">сек</text:span></text:p>
      <text:p text:style-name="Standard"><text:span text:style-name="T34">Для</text:span><text:span text:style-name="T35"><text:s/>планирования траеткорий<text:s/></text:span><text:span text:style-name="T36">движения была построена кинематическая модель манипулятора, схема которой представлена на рисунке 2.<text:s/></text:span><text:span text:style-name="T37">Для описания положения звеньев использовался метод Денавита Хартенберга. В результате чего, модель позволяет</text:span><text:span text:style-name="T38">:</text:span></text:p>
      <text:p text:style-name="P39">– во-первых, по заданным углам поворота сочленений определять положение и ориентацию схвата, для чего решается прямая задача кинематики.</text:p>
      <text:p text:style-name="P40">– во-вторых, по заданным положению и ориентации схвата определять возможные углы поворота сочленений манипулятора, для чего решается обратная задача кинематики<text:s/>методом обратных преобразований.</text:p>
      <text:p text:style-name="P41"/>
      <text:p text:style-name="P42">[5 СЛАЙД]<text:s/>25 сек</text:p>
      <text:p text:style-name="P43">Для управления манипулятором была рассчитана матрица<text:s/>Якоби,<text:s/>которая<text:s/>связывает скорости обобщенных координат и схвата. При этом она зависит от конфигурации робота, которая в процессе его движения меняется, что влечет соответствующие изменения в матрице Якоби.</text:p>
      <text:p text:style-name="P44">В случае пятизвенного манипулятора матрица Якоби прямоугольная, поэтому для решения обратной задачи о скорости используется псевдообращение.</text:p>
      <text:p text:style-name="P45"/>
      <text:p text:style-name="P46">[6 СЛАЙД]<text:s/>15 сек</text:p>
      <text:p text:style-name="P47">Из решения обратной задачи о скорости была<text:s/>синтезирована следующая<text:s/>система управления. На вход подается траектория положения и скорости схвата<text:s/>параметризованная временем. В обратной связи используется вектор текущего положения схвата, рассчитываемый из вектора<text:s/>обобщенных координат,<text:s/>получаемых с энкодеров манипулятора.</text:p>
      <text:p text:style-name="P48">Асимптотическая сходимость???</text:p>
      <text:p text:style-name="P49"/>
      <text:p text:style-name="P50">[7 СЛАЙД]<text:s/>30 сек</text:p>
      <text:p text:style-name="P51">В силу наличия у рассматриваемого манипулятора только пяти степеней свободы, захват объектов производится с ориентацией схвата перпендикулярной плоскости вращающегося стола.</text:p>
      <text:p text:style-name="P52">В таком<text:s/>случае рабочая область для захвата<text:s/>ограничивается<text:s/>объемом фигуры,<text:s/>выделенной зеленным<text:s/>цветом на рисунке 5.</text:p>
      <text:p text:style-name="P53">Область на вращающемся столе, в которой возможен захват объекта представлена на рисунке 6.</text:p>
      <text:p text:style-name="P54"/>
      <text:p text:style-name="P55">[8 СЛАЙД]<text:s/>15 сек</text:p>
      <text:p text:style-name="P56">Для перехода между конфигурациями используется<text:s/>планирование траекторий с использованием полинома пятой степени.</text:p>
      <text:p text:style-name="P57">Интерполяция траекторий заданных последовательностью точек в конфигурационном пространстве производится с использованием кубических сплайнов.</text:p>
      <text:p text:style-name="P58"/>
      <text:p text:style-name="P59">[9 СЛАЙД]<text:s/>25 сек</text:p>
      <text:p text:style-name="P60">Построение траекторий в операционном пространстве производится в два этапа:</text:p>
      <text:p text:style-name="P61">1) на первом, используя систему технического зрения, оценивается ось вращения стола и радиус окружности, по которой двигается объект, рисунок 9.</text:p>
      <text:p text:style-name="Standard"><text:span text:style-name="T62">2) на втором, рассчитывается траектория для захвата объекта.<text:s/></text:span><text:span text:style-name="T63">Траектория</text:span><text:span text:style-name="T64"><text:s/>представляет</text:span><text:span text:style-name="T65"><text:s/>из себя матрицу трансформации<text:s/></text:span><text:span text:style-name="T66">T</text:span><text:span text:style-name="T67"><text:s/>параметризованную временем. Захват производится в области между точками<text:s/></text:span><text:span text:style-name="T68">p</text:span><text:span text:style-name="T69">0 и<text:s/></text:span><text:span text:style-name="T70">pf</text:span><text:span text:style-name="T71">, рисунок 10.</text:span></text:p>
      <text:p text:style-name="P72"/>
      <text:p text:style-name="P73">[10 СЛАЙД]<text:s/>25 сек</text:p>
      <text:p text:style-name="Standard"><text:span text:style-name="T74">Для оценки параметров движения объекта была разработана система технического зрения</text:span><text:span text:style-name="T75"><text:s/>включающая глубинную видеокамера</text:span><text:span text:style-name="T76"><text:s/></text:span><text:span text:style-name="T77">Intel</text:span><text:span text:style-name="T78"><text:s/></text:span><text:span text:style-name="T79">RealSense</text:span><text:span text:style-name="T80"><text:s/></text:span><text:span text:style-name="T81">SR</text:span><text:span text:style-name="T82">300, производительный компьютер</text:span><text:span text:style-name="T83"><text:s/>и<text:s/></text:span><text:span text:style-name="T84">созданное<text:s/></text:span><text:span text:style-name="T85">программного обеспечения. Камера закреплена на пятом звене манипулятора и имеет матрицу трансформации из внутренней СК камеры в СК пятого звена. Программное обеспечение разрабатывалась под<text:s/></text:span><text:span text:style-name="T86">ROS</text:span><text:span text:style-name="T87"><text:s/>с использованием библиотеки алгор</text:span><text:span text:style-name="T88">итмов обработки облака точек<text:s/></text:span><text:span text:style-name="T89">PCL</text:span><text:span text:style-name="T90">.</text:span></text:p>
      <text:p text:style-name="P91"/>
      <text:p text:style-name="P92">[11 СЛАЙД]<text:s/>40 сек</text:p>
      <text:p text:style-name="P93">Оценка<text:s/>параметров<text:s/>движения<text:s/>объекта производится в 5 шагов, изображенных на этом слайде:</text:p>
      <text:p text:style-name="P94">1) на первом шаге с видеокамеры получается облако точек, изображенное на рисунке 12.<text:s/></text:p>
      <text:p text:style-name="Standard"><text:span text:style-name="T95">2) далее к облаку точек применяется<text:s/></text:span><text:span text:style-name="T96">фильтр</text:span><text:span text:style-name="T97"><text:s/></text:span><text:span text:style-name="T98">VoxelGrid</text:span><text:span text:style-name="T99">, суть которого заключается в представлении облака точек в виде восьмиричного дерева (октодерева).<text:s/></text:span><text:span text:style-name="T100">Октодерево делит облако точек на оканты (воксели), каждый из который из кото</text:span><text:span text:style-name="T101">рых рекурсивно делится до тех пор, пока каждая точка не будет в отдельном октанте. Облако точек после фильтрацаа представлено на рисунке 13.</text:span></text:p>
      <text:p text:style-name="Standard"><text:span text:style-name="T102">3) на третьем шаге, из всего облака точек выделяется плоскость наибольшей площади, которая<text:s/></text:span><text:span text:style-name="T103">соответствует</text:span><text:span text:style-name="T104"><text:s/>поверхности</text:span><text:span text:style-name="T105"><text:s/>вращающегося стола. Для этого используется метод оценки параметров плоскости на основе случайных выборок точек –<text:s/></text:span><text:span text:style-name="T106">RANSAC</text:span><text:span text:style-name="T107">.<text:s/></text:span><text:span text:style-name="T108">На вход алгоритма подается все облако точек, модель плоскости, которую нужно вписать в это облако, минимальное и максимальное число то</text:span><text:span text:style-name="T109">чек, которые могут входить в плоскость и максимальный разброс точек. Вы выходе алгоритма получаем параметры модели плоскости и точки, которые пренадлежат ей. На рисунке 14 изображены точки, принадлежащие плоскости.</text:span></text:p>
      <text:p text:style-name="P110"/>
      <text:p text:style-name="Standard"><text:span text:style-name="T111">4) на четвертом шаге, выдел</text:span><text:span text:style-name="T112">я</text:span><text:span text:style-name="T113">ется кластер</text:span><text:span text:style-name="T114"><text:s/>облака точек<text:s/></text:span><text:span text:style-name="T115">принадлежащий</text:span><text:span text:style-name="T116"><text:s/>объекту лежащему на плоскости вращающегося стола.<text:s/></text:span><text:span text:style-name="T117">Для осуществления этого вокруг найденной плоскости строится выпуклая оболочка, на которой строится призма заданной высотты. Все что попадает внутрь призмы считается объектом. На р</text:span><text:span text:style-name="T118">исунке 15 изображены точки, через который проходит выпуклая оболочка. На риснке 16 показан выделенный объект.</text:span></text:p>
      <text:p text:style-name="Standard"><text:span text:style-name="T119">5) на последнем шаге, определяются центр масс объекта, его ориентация, и оценивается скорость движения.<text:s/></text:span><text:span text:style-name="T120">На рисунке 17 показан объект с прикреплен</text:span><text:span text:style-name="T121">ной к нему системой координат, выраженной в системе координат камеры, которая обозначена на всех рисунках на этом слайде.</text:span></text:p>
      <text:p text:style-name="P122"/>
      <text:p text:style-name="P123">[12 СЛАЙД]<text:s/>10 сек</text:p>
      <text:p text:style-name="P124">Этот слайд<text:s/>представляет<text:s/>результаты планирования траектории в<text:s/>операционном<text:s/>пространстве, которую<text:s/>можно увидеть на рисунке 18, а<text:s/>соответствующий<text:s/>ей набор точек в конфигурационном пространстве на рисунке 19.</text:p>
      <text:p text:style-name="P125"/>
      <text:p text:style-name="P126">[13 СЛАЙД]<text:s/>15 сек</text:p>
      <text:p text:style-name="P127">На этом слайде показаны траектории в конфигурационном пространстве, которые являются результатом интерполяции кубическими сплайнами набора точек с рисунка 19 с предыдущего<text:s/>слайда.</text:p>
      <text:p text:style-name="P128">Тут строки сверху вниз соответствуют положениям, скоростям и ускорениям в соответствующих сочленениях манипулятора.</text:p>
      <text:p text:style-name="P129"/>
      <text:p text:style-name="P130">[14 СЛАЙД]<text:s/>30 сек</text:p>
      <text:p text:style-name="P131">На слайде представляю вам<text:s/>экспериментальную<text:s/>апробацию отдельных частей робототехнической системы...</text:p>
      <text:p text:style-name="P132"/>
      <text:p text:style-name="P133">[15 СЛАЙД]<text:s/>10 сек</text:p>
      <text:p text:style-name="Standard"><text:span text:style-name="T134">Таким<text:s/></text:span><text:span text:style-name="T135">образом, в работе была построена математическая модель манипулятора робота<text:s/></text:span><text:span text:style-name="T136">KUKA</text:span><text:span text:style-name="T137"><text:s/></text:span><text:span text:style-name="T138">YOUBOT</text:span><text:span text:style-name="T139">, синтезирована система управления манипулятором, разработан алгоритм планирования траекторий, разработана система технического зрения и проведено моделирование.</text:span></text:p>
      <text:p text:style-name="P140"/>
      <text:p text:style-name="P141"/>
      <text:p text:style-name="P142"/>
      <text:p text:style-name="P143"/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18-06-05T01:56:00Z</meta:creation-date>
    <dc:date>2018-06-05T04:08:00Z</dc:date>
    <meta:template xlink:href="Normal" xlink:type="simple"/>
    <meta:editing-cycles>4</meta:editing-cycles>
    <meta:editing-duration>PT7920S</meta:editing-duration>
    <meta:document-statistic meta:page-count="1" meta:paragraph-count="14" meta:word-count="1068" meta:character-count="7148" meta:row-count="50" meta:non-whitespace-character-count="6094"/>
  </office:meta>
</office:document-meta>
</file>